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34d292"/>
    </style:style>
    <style:style style:name="T2" style:family="text">
      <style:text-properties officeooo:rsid="0037ba6a"/>
    </style:style>
    <style:style style:name="T3" style:family="text">
      <style:text-properties officeooo:rsid="0039aa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I:</text:p>
      <text:list xml:id="list1223223016" text:style-name="L1">
        <text:list-item>
          <text:p text:style-name="P1">get aig ntk (original aig)<text:line-break/>strash</text:p>
        </text:list-item>
        <text:list-item>
          <text:p text:style-name="P1">get aig cone of each PO (aig cone)<text:line-break/> Abc_NtkCreateCone</text:p>
        </text:list-item>
        <text:list-item>
          <text:p text:style-name="P1">create aig ntk of cofactors (cofactored aig cone)<text:line-break/><text:span text:style-name="T1">Aig_man? Gia_man?</text:span></text:p>
        </text:list-item>
        <text:list-item>
          <text:p text:style-name="P1">count node# of aig ntk<text:line-break/><text:span text:style-name="T1">Aig_ManNodeNum?</text:span></text:p>
        </text:list-item>
        <text:list-item>
          <text:p text:style-name="P1">convert aig ntk to bdd (bdd of cofactored aig cone)<text:line-break/><text:span text:style-name="T2">Abc_NtkC</text:span>ollapse? <text:span text:style-name="T3">Abc_NtkAigToBdd</text:span></text:p>
        </text:list-item>
        <text:list-item>
          <text:p text:style-name="P1">create other bdds (PI, not, xor)<text:line-break/>?</text:p>
        </text:list-item>
        <text:list-item>
          <text:p text:style-name="P1">get then (else) bdd of a given bdd<text:line-break/>?</text:p>
        </text:list-item>
        <text:list-item>
          <text:p text:style-name="P1">count cube# of a bdd<text:line-break/>?</text:p>
        </text:list-item>
        <text:list-item>
          <text:p text:style-name="P1">identify decision variable of each node in bdd<text:line-break/>?</text:p>
        </text:list-item>
        <text:list-item>
          <text:p text:style-name="P1">map the decision variables in bdd to the PIs in the original aig<text:line-break/>？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5:51:14.348997271</meta:creation-date>
    <dc:date>2021-01-03T17:53:18.681506426</dc:date>
    <meta:editing-duration>PT2H34M31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00" meta:character-count="509" meta:non-whitespace-character-count="430"/>
  </office:meta>
</office:document-meta>
</file>